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3.752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3.237cm"/>
    </style:style>
    <style:style style:name="co17" style:family="table-column">
      <style:table-column-properties fo:break-before="auto" style:column-width="4.235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797cm"/>
    </style:style>
    <style:style style:name="co21" style:family="table-column">
      <style:table-column-properties fo:break-before="auto" style:column-width="2.51cm"/>
    </style:style>
    <style:style style:name="co22" style:family="table-column">
      <style:table-column-properties fo:break-before="auto" style:column-width="2.843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8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,123456789</text:p>
          </table:table-cell>
          <table:table-cell table:style-name="taxable_5f_event_5f_default" office:value-type="float" office:value="0.123456789" calcext:value-type="float">
            <text:p>0,123456789</text:p>
          </table:table-cell>
          <table:table-cell table:style-name="taxable_5f_event_5f_alt_5f_default" office:value-type="float" office:value="0.123456789" calcext:value-type="float">
            <text:p>0,123456789</text:p>
          </table:table-cell>
          <table:table-cell table:style-name="acquired_5f_lot_5f_default" office:value-type="float" office:value="0.123456789" calcext:value-type="float">
            <text:p>0,123456789</text:p>
          </table:table-cell>
          <table:table-cell table:style-name="acquired_5f_lot_5f_alt_5f_default" office:value-type="float" office:value="0.123456789" calcext:value-type="float">
            <text:p>0,123456789</text:p>
          </table:table-cell>
          <table:table-cell table:style-name="highlighted_5f_default" office:value-type="float" office:value="0.123456789" calcext:value-type="float">
            <text:p>0,123456789</text:p>
          </table:table-cell>
          <table:table-cell table:style-name="taxable_5f_event_5f_note_5f_default" office:value-type="float" office:value="0.123456789" calcext:value-type="float">
            <text:p>0,123456789</text:p>
          </table:table-cell>
          <table:table-cell table:style-name="acquired_5f_lot_5f_note_5f_default" office:value-type="float" office:value="0.123456789" calcext:value-type="float">
            <text:p>0,123456789</text:p>
          </table:table-cell>
          <table:table-cell table:style-name="bold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EUR" office:value="0.123456789" calcext:value-type="currency">
            <text:p>0,12 €</text:p>
          </table:table-cell>
          <table:table-cell table:style-name="taxable_5f_event_5f_fiat" office:value-type="currency" office:currency="EUR" office:value="0.123456789" calcext:value-type="currency">
            <text:p>0,12 €</text:p>
          </table:table-cell>
          <table:table-cell table:style-name="taxable_5f_event_5f_alt_5f_fiat" office:value-type="currency" office:currency="EUR" office:value="0.123456789" calcext:value-type="currency">
            <text:p>0,12 €</text:p>
          </table:table-cell>
          <table:table-cell table:style-name="acquired_5f_lot_5f_fiat" office:value-type="currency" office:currency="EUR" office:value="0.123456789" calcext:value-type="currency">
            <text:p>0,12 €</text:p>
          </table:table-cell>
          <table:table-cell table:style-name="acquired_5f_lot_5f_alt_5f_fiat" office:value-type="currency" office:currency="EUR" office:value="0.123456789" calcext:value-type="currency">
            <text:p>0,12 €</text:p>
          </table:table-cell>
          <table:table-cell table:style-name="highlighted_5f_fiat" office:value-type="currency" office:currency="EUR" office:value="0.123456789" calcext:value-type="currency">
            <text:p>0,12 €</text:p>
          </table:table-cell>
          <table:table-cell table:style-name="taxable_5f_event_5f_note_5f_fiat" office:value-type="currency" office:currency="EUR" office:value="0.123456789" calcext:value-type="currency">
            <text:p>0,12 €</text:p>
          </table:table-cell>
          <table:table-cell table:style-name="acquired_5f_lot_5f_note_5f_fiat" office:value-type="currency" office:currency="EUR" office:value="0.123456789" calcext:value-type="currency">
            <text:p>0,12 €</text:p>
          </table:table-cell>
          <table:table-cell table:style-name="bold_5f_fiat" office:value-type="currency" office:currency="EUR" office:value="0.123456789" calcext:value-type="currency">
            <text:p>0,12 €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,12345679</text:p>
          </table:table-cell>
          <table:table-cell table:style-name="taxable_5f_event_5f_crypto" office:value-type="float" office:value="0.123456789" calcext:value-type="float">
            <text:p>0,12345679</text:p>
          </table:table-cell>
          <table:table-cell table:style-name="taxable_5f_event_5f_alt_5f_crypto" office:value-type="float" office:value="0.123456789" calcext:value-type="float">
            <text:p>0,12345679</text:p>
          </table:table-cell>
          <table:table-cell table:style-name="acquired_5f_lot_5f_crypto" office:value-type="float" office:value="0.123456789" calcext:value-type="float">
            <text:p>0,12345679</text:p>
          </table:table-cell>
          <table:table-cell table:style-name="acquired_5f_lot_5f_alt_5f_crypto" office:value-type="float" office:value="0.123456789" calcext:value-type="float">
            <text:p>0,12345679</text:p>
          </table:table-cell>
          <table:table-cell table:style-name="highlighted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,346%</text:p>
          </table:table-cell>
          <table:table-cell table:style-name="taxable_5f_event_5f_percent" office:value-type="percentage" office:value="0.123456789" calcext:value-type="percentage">
            <text:p>12,346%</text:p>
          </table:table-cell>
          <table:table-cell table:style-name="taxable_5f_event_5f_alt_5f_percent" office:value-type="percentage" office:value="0.123456789" calcext:value-type="percentage">
            <text:p>12,346%</text:p>
          </table:table-cell>
          <table:table-cell table:style-name="acquired_5f_lot_5f_percent" office:value-type="percentage" office:value="0.123456789" calcext:value-type="percentage">
            <text:p>12,346%</text:p>
          </table:table-cell>
          <table:table-cell table:style-name="acquired_5f_lot_5f_alt_5f_percent" office:value-type="percentage" office:value="0.123456789" calcext:value-type="percentage">
            <text:p>12,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,123456789</text:p>
          </table:table-cell>
          <table:table-cell table:style-name="taxable_5f_event_5f_border_5f_default" office:value-type="float" office:value="0.123456789" calcext:value-type="float">
            <text:p>0,123456789</text:p>
          </table:table-cell>
          <table:table-cell table:style-name="taxable_5f_event_5f_alt_5f_border_5f_default" office:value-type="float" office:value="0.123456789" calcext:value-type="float">
            <text:p>0,123456789</text:p>
          </table:table-cell>
          <table:table-cell table:style-name="acquired_5f_lot_5f_border_5f_default" office:value-type="float" office:value="0.123456789" calcext:value-type="float">
            <text:p>0,123456789</text:p>
          </table:table-cell>
          <table:table-cell table:style-name="acquired_5f_lot_5f_alt_5f_border_5f_default" office:value-type="float" office:value="0.123456789" calcext:value-type="float">
            <text:p>0,123456789</text:p>
          </table:table-cell>
          <table:table-cell table:style-name="highlighted_5f_border_5f_default" office:value-type="float" office:value="0.123456789" calcext:value-type="float">
            <text:p>0,123456789</text:p>
          </table:table-cell>
          <table:table-cell table:style-name="taxable_5f_event_5f_note_5f_border_5f_default" office:value-type="float" office:value="0.123456789" calcext:value-type="float">
            <text:p>0,123456789</text:p>
          </table:table-cell>
          <table:table-cell table:style-name="acquired_5f_lot_5f_note_5f_border_5f_default" office:value-type="float" office:value="0.123456789" calcext:value-type="float">
            <text:p>0,123456789</text:p>
          </table:table-cell>
          <table:table-cell table:style-name="bold_5f_border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EUR" office:value="0.123456789" calcext:value-type="currency">
            <text:p>0,12 €</text:p>
          </table:table-cell>
          <table:table-cell table:style-name="taxable_5f_event_5f_border_5f_fiat" office:value-type="currency" office:currency="EUR" office:value="0.123456789" calcext:value-type="currency">
            <text:p>0,12 €</text:p>
          </table:table-cell>
          <table:table-cell table:style-name="taxable_5f_event_5f_alt_5f_border_5f_fiat" office:value-type="currency" office:currency="EUR" office:value="0.123456789" calcext:value-type="currency">
            <text:p>0,12 €</text:p>
          </table:table-cell>
          <table:table-cell table:style-name="acquired_5f_lot_5f_border_5f_fiat" office:value-type="currency" office:currency="EUR" office:value="0.123456789" calcext:value-type="currency">
            <text:p>0,12 €</text:p>
          </table:table-cell>
          <table:table-cell table:style-name="acquired_5f_lot_5f_alt_5f_border_5f_fiat" office:value-type="currency" office:currency="EUR" office:value="0.123456789" calcext:value-type="currency">
            <text:p>0,12 €</text:p>
          </table:table-cell>
          <table:table-cell table:style-name="highlighted_5f_border_5f_fiat" office:value-type="currency" office:currency="EUR" office:value="0.123456789" calcext:value-type="currency">
            <text:p>0,12 €</text:p>
          </table:table-cell>
          <table:table-cell table:style-name="taxable_5f_event_5f_note_5f_border_5f_fiat" office:value-type="currency" office:currency="EUR" office:value="0.123456789" calcext:value-type="currency">
            <text:p>0,12 €</text:p>
          </table:table-cell>
          <table:table-cell table:style-name="acquired_5f_lot_5f_note_5f_border_5f_fiat" office:value-type="currency" office:currency="EUR" office:value="0.123456789" calcext:value-type="currency">
            <text:p>0,12 €</text:p>
          </table:table-cell>
          <table:table-cell table:style-name="bold_5f_border_5f_fiat" office:value-type="currency" office:currency="EUR" office:value="0.123456789" calcext:value-type="currency">
            <text:p>0,12 €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,12345679</text:p>
          </table:table-cell>
          <table:table-cell table:style-name="taxable_5f_event_5f_border_5f_crypto" office:value-type="float" office:value="0.123456789" calcext:value-type="float">
            <text:p>0,12345679</text:p>
          </table:table-cell>
          <table:table-cell table:style-name="taxable_5f_event_5f_alt_5f_border_5f_crypto" office:value-type="float" office:value="0.123456789" calcext:value-type="float">
            <text:p>0,12345679</text:p>
          </table:table-cell>
          <table:table-cell table:style-name="acquired_5f_lot_5f_border_5f_crypto" office:value-type="float" office:value="0.123456789" calcext:value-type="float">
            <text:p>0,12345679</text:p>
          </table:table-cell>
          <table:table-cell table:style-name="acquired_5f_lot_5f_alt_5f_border_5f_crypto" office:value-type="float" office:value="0.123456789" calcext:value-type="float">
            <text:p>0,12345679</text:p>
          </table:table-cell>
          <table:table-cell table:style-name="highlighted_5f_border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,346%</text:p>
          </table:table-cell>
          <table:table-cell table:style-name="taxable_5f_event_5f_border_5f_percent" office:value-type="percentage" office:value="0.123456789" calcext:value-type="percentage">
            <text:p>12,346%</text:p>
          </table:table-cell>
          <table:table-cell table:style-name="taxable_5f_event_5f_alt_5f_border_5f_percent" office:value-type="percentage" office:value="0.123456789" calcext:value-type="percentage">
            <text:p>12,346%</text:p>
          </table:table-cell>
          <table:table-cell table:style-name="acquired_5f_lot_5f_border_5f_percent" office:value-type="percentage" office:value="0.123456789" calcext:value-type="percentage">
            <text:p>12,346%</text:p>
          </table:table-cell>
          <table:table-cell table:style-name="acquired_5f_lot_5f_alt_5f_border_5f_percent" office:value-type="percentage" office:value="0.123456789" calcext:value-type="percentage">
            <text:p>12,346%</text:p>
          </table:table-cell>
          <table:table-cell table:number-columns-repeated="58"/>
        </table:table-row>
      </table:table>
      <table:table table:name="__Legend_tax_report_us" table:style-name="ta1">
        <table:table-column table:style-name="co11" table:default-cell-style-name="ce164"/>
        <table:table-column table:style-name="co12" table:default-cell-style-name="ce165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 table:number-columns-repeated="62"/>
        </table:table-row>
        <table:table-row table:style-name="ro2">
          <table:table-cell table:style-name="ce162"/>
          <table:table-cell table:style-name="ce16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3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6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66"/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66"/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66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65"/>
          <table:table-cell table:number-columns-repeated="63"/>
        </table:table-row>
        <table:table-row table:style-name="ro2">
          <table:table-cell table:style-name="ce165"/>
          <table:table-cell table:number-columns-repeated="63"/>
        </table:table-row>
      </table:table>
      <table:table table:name="__Airdrops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6" table:number-rows-spanned="1">
            <text:p>Crypto Airdrop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style-name="ce239" table:number-columns-repeated="50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228"/>
          <table:table-cell table:style-name="ce239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Capital Gains" table:style-name="ta1"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3" table:default-cell-style-name="ce181"/>
        <table:table-column table:style-name="co18" table:default-cell-style-name="ce181"/>
        <table:table-column table:style-name="co19" table:default-cell-style-name="ce180"/>
        <table:table-column table:style-name="co20" table:default-cell-style-name="ce180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6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9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Donations" table:style-name="ta1"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3" table:default-cell-style-name="ce181"/>
        <table:table-column table:style-name="co18" table:default-cell-style-name="ce181"/>
        <table:table-column table:style-name="co19" table:default-cell-style-name="ce180"/>
        <table:table-column table:style-name="co20" table:default-cell-style-name="ce180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number-columns-repeated="2" table:style-name="ce44"/>
          <table:covered-table-cell table:number-columns-repeated="2" table:style-name="ce5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3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Gifts" table:style-name="ta1"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3" table:default-cell-style-name="ce181"/>
        <table:table-column table:style-name="co18" table:default-cell-style-name="ce181"/>
        <table:table-column table:style-name="co19" table:default-cell-style-name="ce180"/>
        <table:table-column table:style-name="co20" table:default-cell-style-name="ce180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3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Hard Forks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Hard Fork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come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come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terest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vestment Expenses" table:style-name="ta1"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3" table:default-cell-style-name="ce181"/>
        <table:table-column table:style-name="co18" table:default-cell-style-name="ce181"/>
        <table:table-column table:style-name="co19" table:default-cell-style-name="ce180"/>
        <table:table-column table:style-name="co20" table:default-cell-style-name="ce180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3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Mining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Mining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Staking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Wages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Wage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86"/>
          <table:table-cell table:style-name="ce197"/>
          <table:table-cell table:style-name="ce206"/>
          <table:table-cell table:style-name="ce4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88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88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 number:title="User-defined">
      <number:number number:decimal-places="8" number:min-decimal-places="8" number:min-integer-digits="1"/>
    </number:number-style>
    <number:percentage-style style:name="N114" number:title="User-defined">
      <number:number number:decimal-places="3" number:min-decimal-places="3" number:min-integer-digits="1"/>
      <number:text>%</number:text>
    </number:percentage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27">
      <style:table-cell-properties fo:background-color="#ffffff"/>
    </style:style>
    <style:style style:name="transparent_5f_crypto" style:display-name="transparent_crypto" style:family="table-cell" style:parent-style-name="RP2" style:data-style-name="N113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4">
      <style:table-cell-properties fo:background-color="#ffffff"/>
    </style:style>
    <style:style style:name="taxable_5f_event_5f_fiat" style:display-name="taxable_event_fiat" style:family="table-cell" style:parent-style-name="RP2" style:data-style-name="N127">
      <style:table-cell-properties fo:background-color="#729fcf"/>
    </style:style>
    <style:style style:name="taxable_5f_event_5f_crypto" style:display-name="taxable_event_crypto" style:family="table-cell" style:parent-style-name="RP2" style:data-style-name="N113">
      <style:table-cell-properties fo:background-color="#729fcf"/>
    </style:style>
    <style:style style:name="taxable_5f_event_5f_percent" style:display-name="taxable_event_percent" style:family="table-cell" style:parent-style-name="RP2" style:data-style-name="N114">
      <style:table-cell-properties fo:background-color="#729fcf"/>
    </style:style>
    <style:style style:name="acquired_5f_lot_5f_alt_5f_crypto" style:display-name="acquired_lot_alt_crypto" style:family="table-cell" style:parent-style-name="RP2" style:data-style-name="N113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3">
      <style:table-cell-properties fo:background-color="#a0c7f9"/>
    </style:style>
    <style:style style:name="taxable_5f_event_5f_alt_5f_fiat" style:display-name="taxable_event_alt_fiat" style:family="table-cell" style:parent-style-name="RP2" style:data-style-name="N127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4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27">
      <style:table-cell-properties fo:background-color="#bf819e"/>
    </style:style>
    <style:style style:name="acquired_5f_lot_5f_crypto" style:display-name="acquired_lot_crypto" style:family="table-cell" style:parent-style-name="RP2" style:data-style-name="N113">
      <style:table-cell-properties fo:background-color="#bf819e"/>
    </style:style>
    <style:style style:name="acquired_5f_lot_5f_percent" style:display-name="acquired_lot_percent" style:family="table-cell" style:parent-style-name="RP2" style:data-style-name="N114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27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4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27">
      <style:table-cell-properties fo:background-color="#ffde59"/>
    </style:style>
    <style:style style:name="highlighted_5f_crypto" style:display-name="highlighted_crypto" style:family="table-cell" style:parent-style-name="RP2" style:data-style-name="N113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3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27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27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27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13:28:30.6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14T13:32:01.149000000</dc:date>
    <meta:editing-duration>P1DT11H2M45S</meta:editing-duration>
    <meta:editing-cycles>116</meta:editing-cycles>
    <meta:generator>LibreOffice/7.5.3.2$Windows_X86_64 LibreOffice_project/9f56dff12ba03b9acd7730a5a481eea045e468f3</meta:generator>
    <meta:document-statistic meta:table-count="13" meta:cell-count="369" meta:object-count="0"/>
  </office:meta>
</office:document-meta>
</file>